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bf4ce" officeooo:paragraph-rsid="003bf4ce" fo:background-color="#ffff00" style:font-weight-asian="bold" style:font-weight-complex="bold"/>
    </style:style>
    <style:style style:name="P28"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29" style:family="paragraph" style:parent-style-name="Standard">
      <style:text-properties officeooo:rsid="00132565" officeooo:paragraph-rsid="00132565"/>
    </style:style>
    <style:style style:name="P30" style:family="paragraph" style:parent-style-name="Standard">
      <style:text-properties officeooo:rsid="001485a1" officeooo:paragraph-rsid="001485a1"/>
    </style:style>
    <style:style style:name="P31" style:family="paragraph" style:parent-style-name="Standard">
      <style:text-properties fo:font-weight="normal" officeooo:rsid="00165c7a" officeooo:paragraph-rsid="00165c7a" style:font-weight-asian="normal" style:font-weight-complex="normal"/>
    </style:style>
    <style:style style:name="P32" style:family="paragraph" style:parent-style-name="Standard">
      <style:text-properties fo:font-weight="normal" officeooo:rsid="0018e1de" officeooo:paragraph-rsid="0018e1de" style:font-weight-asian="normal" style:font-weight-complex="normal"/>
    </style:style>
    <style:style style:name="P33" style:family="paragraph" style:parent-style-name="Standard">
      <style:text-properties fo:font-weight="normal" officeooo:rsid="0018318c" officeooo:paragraph-rsid="0018318c" style:font-weight-asian="normal" style:font-weight-complex="normal"/>
    </style:style>
    <style:style style:name="P34" style:family="paragraph" style:parent-style-name="Standard">
      <style:text-properties fo:font-weight="normal" officeooo:rsid="00181365" officeooo:paragraph-rsid="0018318c" style:font-weight-asian="normal" style:font-weight-complex="normal"/>
    </style:style>
    <style:style style:name="P35" style:family="paragraph" style:parent-style-name="Standard">
      <style:text-properties fo:font-weight="normal" officeooo:rsid="002186a2" officeooo:paragraph-rsid="00220bbf" style:font-weight-asian="normal" style:font-weight-complex="normal"/>
    </style:style>
    <style:style style:name="P36" style:family="paragraph" style:parent-style-name="Standard">
      <style:text-properties fo:font-weight="normal" officeooo:rsid="002186a2" officeooo:paragraph-rsid="002c6fc0" style:font-weight-asian="normal" style:font-weight-complex="normal"/>
    </style:style>
    <style:style style:name="P37" style:family="paragraph" style:parent-style-name="Standard">
      <style:text-properties fo:font-weight="normal" officeooo:rsid="00220bbf" officeooo:paragraph-rsid="00220bbf" style:font-weight-asian="normal" style:font-weight-complex="normal"/>
    </style:style>
    <style:style style:name="P38" style:family="paragraph" style:parent-style-name="Standard">
      <style:text-properties fo:font-weight="normal" officeooo:rsid="0024c514" officeooo:paragraph-rsid="0024c514" style:font-weight-asian="normal" style:font-weight-complex="normal"/>
    </style:style>
    <style:style style:name="P39" style:family="paragraph" style:parent-style-name="Standard">
      <style:text-properties fo:font-weight="normal" officeooo:rsid="00268e0b" officeooo:paragraph-rsid="00268e0b" style:font-weight-asian="normal" style:font-weight-complex="normal"/>
    </style:style>
    <style:style style:name="P40" style:family="paragraph" style:parent-style-name="Standard">
      <style:text-properties fo:font-weight="normal" officeooo:rsid="002a7017" officeooo:paragraph-rsid="002a7017" style:font-weight-asian="normal" style:font-weight-complex="normal"/>
    </style:style>
    <style:style style:name="P41" style:family="paragraph" style:parent-style-name="Standard">
      <style:text-properties fo:font-weight="normal" officeooo:rsid="0024ff0f" officeooo:paragraph-rsid="002de442" style:font-weight-asian="normal" style:font-weight-complex="normal"/>
    </style:style>
    <style:style style:name="P42" style:family="paragraph" style:parent-style-name="Standard">
      <style:text-properties fo:font-weight="normal" officeooo:rsid="002fad95" officeooo:paragraph-rsid="002fad95" style:font-weight-asian="normal" style:font-weight-complex="normal"/>
    </style:style>
    <style:style style:name="P43"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44"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45"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46"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47" style:family="paragraph" style:parent-style-name="Standard">
      <style:text-properties fo:font-weight="bold" officeooo:rsid="001d1bd9" officeooo:paragraph-rsid="001d1bd9" style:font-weight-asian="bold" style:font-weight-complex="bold"/>
    </style:style>
    <style:style style:name="P48" style:family="paragraph" style:parent-style-name="Standard">
      <style:text-properties fo:font-weight="bold" officeooo:rsid="00268e0b" officeooo:paragraph-rsid="002a7017" style:font-weight-asian="bold" style:font-weight-complex="bold"/>
    </style:style>
    <style:style style:name="P49" style:family="paragraph" style:parent-style-name="Standard">
      <style:text-properties fo:font-weight="bold" officeooo:rsid="00268e0b" officeooo:paragraph-rsid="00288628" style:font-weight-asian="bold" style:font-weight-complex="bold"/>
    </style:style>
    <style:style style:name="P50" style:family="paragraph" style:parent-style-name="Standard">
      <style:text-properties fo:font-weight="bold" officeooo:rsid="002c6fc0" officeooo:paragraph-rsid="002c6fc0" style:font-weight-asian="bold" style:font-weight-complex="bold"/>
    </style:style>
    <style:style style:name="P51" style:family="paragraph" style:parent-style-name="Standard">
      <style:text-properties fo:font-weight="bold" officeooo:rsid="00322e5a" officeooo:paragraph-rsid="00322e5a" style:font-weight-asian="bold" style:font-weight-complex="bold"/>
    </style:style>
    <style:style style:name="P52" style:family="paragraph" style:parent-style-name="Standard">
      <style:text-properties fo:font-weight="bold" officeooo:rsid="00342217" officeooo:paragraph-rsid="00342217" style:font-weight-asian="bold" style:font-weight-complex="bold"/>
    </style:style>
    <style:style style:name="P53" style:family="paragraph" style:parent-style-name="Standard">
      <style:text-properties fo:font-weight="bold" officeooo:rsid="00357f3e" officeooo:paragraph-rsid="00357f3e" style:font-weight-asian="bold" style:font-weight-complex="bold"/>
    </style:style>
    <style:style style:name="P54" style:family="paragraph" style:parent-style-name="Standard">
      <style:text-properties fo:font-weight="bold" officeooo:rsid="00361fc7" officeooo:paragraph-rsid="00361fc7" style:font-weight-asian="bold" style:font-weight-complex="bold"/>
    </style:style>
    <style:style style:name="P55" style:family="paragraph" style:parent-style-name="Standard">
      <style:text-properties fo:font-weight="bold" officeooo:rsid="002fad95" officeooo:paragraph-rsid="002fad95" style:font-weight-asian="bold" style:font-weight-complex="bold"/>
    </style:style>
    <style:style style:name="P56" style:family="paragraph" style:parent-style-name="Standard">
      <style:text-properties fo:font-weight="bold" officeooo:rsid="00313ae6" officeooo:paragraph-rsid="00313ae6" style:font-weight-asian="bold" style:font-weight-complex="bold"/>
    </style:style>
    <style:style style:name="P57" style:family="paragraph" style:parent-style-name="Standard">
      <style:text-properties fo:font-weight="bold" officeooo:rsid="00382b21" officeooo:paragraph-rsid="00382b21" style:font-weight-asian="bold" style:font-weight-complex="bold"/>
    </style:style>
    <style:style style:name="P58" style:family="paragraph" style:parent-style-name="Standard">
      <style:text-properties fo:font-weight="bold" officeooo:rsid="003989ce" officeooo:paragraph-rsid="003989ce" style:font-weight-asian="bold" style:font-weight-complex="bold"/>
    </style:style>
    <style:style style:name="P59" style:family="paragraph" style:parent-style-name="Standard">
      <style:text-properties fo:font-weight="bold" officeooo:rsid="003a8c60" officeooo:paragraph-rsid="003a8c60" style:font-weight-asian="bold" style:font-weight-complex="bold"/>
    </style:style>
    <style:style style:name="P60" style:family="paragraph" style:parent-style-name="Standard">
      <style:text-properties fo:font-weight="bold" officeooo:rsid="002186a2" officeooo:paragraph-rsid="002c6fc0" style:font-weight-asian="bold" style:font-weight-complex="bold"/>
    </style:style>
    <style:style style:name="P61" style:family="paragraph" style:parent-style-name="Standard">
      <style:text-properties fo:font-weight="bold" officeooo:rsid="003fe372" officeooo:paragraph-rsid="003fe372" style:font-weight-asian="bold" style:font-weight-complex="bold"/>
    </style:style>
    <style:style style:name="P62" style:family="paragraph" style:parent-style-name="Standard">
      <style:text-properties fo:font-weight="bold" officeooo:rsid="003fe372" officeooo:paragraph-rsid="004a1f4f" style:font-weight-asian="bold" style:font-weight-complex="bold"/>
    </style:style>
    <style:style style:name="P63" style:family="paragraph" style:parent-style-name="Standard">
      <style:text-properties fo:font-weight="bold" officeooo:rsid="003fe372" officeooo:paragraph-rsid="004cfc9e" style:font-weight-asian="bold" style:font-weight-complex="bold"/>
    </style:style>
    <style:style style:name="P64" style:family="paragraph" style:parent-style-name="Standard">
      <style:text-properties fo:font-weight="bold" officeooo:rsid="003fe372" officeooo:paragraph-rsid="00599bce" style:font-weight-asian="bold" style:font-weight-complex="bold"/>
    </style:style>
    <style:style style:name="P65" style:family="paragraph" style:parent-style-name="Standard">
      <style:text-properties fo:font-weight="bold" officeooo:rsid="003fe372" officeooo:paragraph-rsid="005e00e8" style:font-weight-asian="bold" style:font-weight-complex="bold"/>
    </style:style>
    <style:style style:name="P66" style:family="paragraph" style:parent-style-name="Standard">
      <style:text-properties fo:font-weight="bold" officeooo:rsid="0041a41c" officeooo:paragraph-rsid="0041a41c" style:font-weight-asian="bold" style:font-weight-complex="bold"/>
    </style:style>
    <style:style style:name="P67" style:family="paragraph" style:parent-style-name="Standard">
      <style:text-properties fo:font-weight="bold" officeooo:rsid="00429fc2" officeooo:paragraph-rsid="00429fc2" style:font-weight-asian="bold" style:font-weight-complex="bold"/>
    </style:style>
    <style:style style:name="P68" style:family="paragraph" style:parent-style-name="Standard">
      <style:text-properties fo:font-weight="bold" officeooo:rsid="004315fd" officeooo:paragraph-rsid="004315fd" style:font-weight-asian="bold" style:font-weight-complex="bold"/>
    </style:style>
    <style:style style:name="P69" style:family="paragraph" style:parent-style-name="Standard">
      <style:text-properties fo:font-weight="bold" officeooo:rsid="004902dd" officeooo:paragraph-rsid="004902dd" style:font-weight-asian="bold" style:font-weight-complex="bold"/>
    </style:style>
    <style:style style:name="P70" style:family="paragraph" style:parent-style-name="Standard">
      <style:text-properties fo:font-weight="bold" officeooo:rsid="004bf2b5" officeooo:paragraph-rsid="004bf2b5" style:font-weight-asian="bold" style:font-weight-complex="bold"/>
    </style:style>
    <style:style style:name="P71" style:family="paragraph" style:parent-style-name="Standard">
      <style:text-properties fo:font-weight="bold" officeooo:rsid="004cd3fa" officeooo:paragraph-rsid="004cd3fa" style:font-weight-asian="bold" style:font-weight-complex="bold"/>
    </style:style>
    <style:style style:name="P72" style:family="paragraph" style:parent-style-name="Standard">
      <style:text-properties fo:font-weight="bold" officeooo:rsid="004d1139" officeooo:paragraph-rsid="004d1139" style:font-weight-asian="bold" style:font-weight-complex="bold"/>
    </style:style>
    <style:style style:name="P73" style:family="paragraph" style:parent-style-name="Standard">
      <style:text-properties fo:font-weight="bold" officeooo:rsid="004f8679" officeooo:paragraph-rsid="004f8679" style:font-weight-asian="bold" style:font-weight-complex="bold"/>
    </style:style>
    <style:style style:name="P74" style:family="paragraph" style:parent-style-name="Standard">
      <style:text-properties fo:font-weight="bold" officeooo:rsid="0050fa88" officeooo:paragraph-rsid="0050fa88" style:font-weight-asian="bold" style:font-weight-complex="bold"/>
    </style:style>
    <style:style style:name="P75" style:family="paragraph" style:parent-style-name="Standard">
      <style:text-properties fo:font-weight="bold" officeooo:rsid="00525b91" officeooo:paragraph-rsid="00525b91" style:font-weight-asian="bold" style:font-weight-complex="bold"/>
    </style:style>
    <style:style style:name="P76" style:family="paragraph" style:parent-style-name="Standard">
      <style:text-properties fo:font-weight="bold" officeooo:rsid="0053eea6" officeooo:paragraph-rsid="0053eea6" style:font-weight-asian="bold" style:font-weight-complex="bold"/>
    </style:style>
    <style:style style:name="P77" style:family="paragraph" style:parent-style-name="Standard">
      <style:text-properties fo:font-weight="bold" officeooo:rsid="0054e43f" officeooo:paragraph-rsid="0054e43f" style:font-weight-asian="bold" style:font-weight-complex="bold"/>
    </style:style>
    <style:style style:name="P78" style:family="paragraph" style:parent-style-name="Standard">
      <style:text-properties fo:font-weight="bold" officeooo:rsid="0056b650" officeooo:paragraph-rsid="0056b650" style:font-weight-asian="bold" style:font-weight-complex="bold"/>
    </style:style>
    <style:style style:name="P79" style:family="paragraph" style:parent-style-name="Standard">
      <style:text-properties fo:font-weight="bold" officeooo:rsid="00573d60" officeooo:paragraph-rsid="00573d60" style:font-weight-asian="bold" style:font-weight-complex="bold"/>
    </style:style>
    <style:style style:name="P80" style:family="paragraph" style:parent-style-name="Standard">
      <style:text-properties fo:font-weight="bold" officeooo:rsid="0057bee0" officeooo:paragraph-rsid="0057bee0" style:font-weight-asian="bold" style:font-weight-complex="bold"/>
    </style:style>
    <style:style style:name="P81" style:family="paragraph" style:parent-style-name="Standard">
      <style:text-properties fo:font-weight="bold" officeooo:rsid="005917f5" officeooo:paragraph-rsid="005917f5" style:font-weight-asian="bold" style:font-weight-complex="bold"/>
    </style:style>
    <style:style style:name="P82" style:family="paragraph" style:parent-style-name="Standard" style:list-style-name="L2">
      <style:text-properties fo:font-weight="bold" officeooo:rsid="005917f5" officeooo:paragraph-rsid="005917f5" style:font-weight-asian="bold" style:font-weight-complex="bold"/>
    </style:style>
    <style:style style:name="P83" style:family="paragraph" style:parent-style-name="Standard">
      <style:text-properties fo:font-weight="bold" officeooo:rsid="005980bf" officeooo:paragraph-rsid="005980bf" style:font-weight-asian="bold" style:font-weight-complex="bold"/>
    </style:style>
    <style:style style:name="P84" style:family="paragraph" style:parent-style-name="Standard">
      <style:text-properties fo:font-weight="bold" officeooo:rsid="00599bce" officeooo:paragraph-rsid="00599bce" style:font-weight-asian="bold" style:font-weight-complex="bold"/>
    </style:style>
    <style:style style:name="P85" style:family="paragraph" style:parent-style-name="Standard">
      <style:text-properties fo:font-weight="bold" officeooo:rsid="005b67a4" officeooo:paragraph-rsid="005b67a4" style:font-weight-asian="bold" style:font-weight-complex="bold"/>
    </style:style>
    <style:style style:name="P86" style:family="paragraph" style:parent-style-name="Standard">
      <style:text-properties fo:font-weight="bold" officeooo:rsid="005bc61f" officeooo:paragraph-rsid="005bc61f" style:font-weight-asian="bold" style:font-weight-complex="bold"/>
    </style:style>
    <style:style style:name="P87" style:family="paragraph" style:parent-style-name="Standard">
      <style:text-properties fo:font-weight="bold" officeooo:rsid="005d7482" officeooo:paragraph-rsid="005d7482" style:font-weight-asian="bold" style:font-weight-complex="bold"/>
    </style:style>
    <style:style style:name="P88" style:family="paragraph" style:parent-style-name="Standard">
      <style:text-properties fo:font-weight="bold" officeooo:rsid="005e00e8" officeooo:paragraph-rsid="005e00e8" style:font-weight-asian="bold" style:font-weight-complex="bold"/>
    </style:style>
    <style:style style:name="P89" style:family="paragraph" style:parent-style-name="Standard">
      <style:text-properties fo:font-weight="bold" officeooo:rsid="005e00e8" officeooo:paragraph-rsid="0060f142" style:font-weight-asian="bold" style:font-weight-complex="bold"/>
    </style:style>
    <style:style style:name="P90" style:family="paragraph" style:parent-style-name="Standard">
      <style:text-properties fo:font-weight="bold" officeooo:rsid="005f3377" officeooo:paragraph-rsid="005f3377" style:font-weight-asian="bold" style:font-weight-complex="bold"/>
    </style:style>
    <style:style style:name="P91" style:family="paragraph" style:parent-style-name="Standard">
      <style:text-properties fo:font-weight="bold" officeooo:rsid="0060f142" officeooo:paragraph-rsid="0060f142" style:font-weight-asian="bold" style:font-weight-complex="bold"/>
    </style:style>
    <style:style style:name="P92" style:family="paragraph" style:parent-style-name="Standard">
      <style:text-properties fo:font-weight="bold" officeooo:rsid="00638a9b" officeooo:paragraph-rsid="00638a9b" style:font-weight-asian="bold" style:font-weight-complex="bold"/>
    </style:style>
    <style:style style:name="P93" style:family="paragraph" style:parent-style-name="Standard">
      <style:text-properties fo:font-weight="bold" officeooo:rsid="0064fd0b" officeooo:paragraph-rsid="0064fd0b" style:font-weight-asian="bold" style:font-weight-complex="bold"/>
    </style:style>
    <style:style style:name="P94" style:family="paragraph" style:parent-style-name="Standard">
      <style:text-properties fo:font-weight="bold" officeooo:rsid="0066b06f" officeooo:paragraph-rsid="0066b06f" style:font-weight-asian="bold" style:font-weight-complex="bold"/>
    </style:style>
    <style:style style:name="P95" style:family="paragraph" style:parent-style-name="Standard">
      <style:text-properties fo:font-weight="bold" officeooo:rsid="00696e33" officeooo:paragraph-rsid="00696e33" style:font-weight-asian="bold" style:font-weight-complex="bold"/>
    </style:style>
    <style:style style:name="P96" style:family="paragraph" style:parent-style-name="Standard">
      <style:text-properties fo:font-weight="bold" officeooo:rsid="006b41a1" officeooo:paragraph-rsid="006b41a1" style:font-weight-asian="bold" style:font-weight-complex="bold"/>
    </style:style>
    <style:style style:name="P97" style:family="paragraph" style:parent-style-name="Standard">
      <style:text-properties fo:font-weight="normal" officeooo:rsid="00268e0b" officeooo:paragraph-rsid="00268e0b" style:font-weight-asian="normal" style:font-weight-complex="normal"/>
    </style:style>
    <style:style style:name="P98" style:family="paragraph" style:parent-style-name="Standard">
      <style:text-properties fo:font-weight="normal" officeooo:rsid="002de442" officeooo:paragraph-rsid="002de442" style:font-weight-asian="normal" style:font-weight-complex="normal"/>
    </style:style>
    <style:style style:name="P99" style:family="paragraph" style:parent-style-name="Standard">
      <style:text-properties fo:font-weight="normal" officeooo:rsid="002de442" officeooo:paragraph-rsid="002fad95" style:font-weight-asian="normal" style:font-weight-complex="normal"/>
    </style:style>
    <style:style style:name="P100" style:family="paragraph" style:parent-style-name="Standard">
      <style:text-properties fo:font-weight="normal" officeooo:rsid="002de442" officeooo:paragraph-rsid="003bf4ce" style:font-weight-asian="normal" style:font-weight-complex="normal"/>
    </style:style>
    <style:style style:name="P101" style:family="paragraph" style:parent-style-name="Standard">
      <style:text-properties fo:font-weight="normal" officeooo:rsid="002fad95" officeooo:paragraph-rsid="002fad95" style:font-weight-asian="normal" style:font-weight-complex="normal"/>
    </style:style>
    <style:style style:name="P102" style:family="paragraph" style:parent-style-name="Standard">
      <style:text-properties fo:font-weight="normal" officeooo:rsid="00313ae6" officeooo:paragraph-rsid="00313ae6" style:font-weight-asian="normal" style:font-weight-complex="normal"/>
    </style:style>
    <style:style style:name="P103" style:family="paragraph" style:parent-style-name="Standard">
      <style:text-properties fo:font-weight="normal" officeooo:rsid="00382b21" officeooo:paragraph-rsid="00382b21" style:font-weight-asian="normal" style:font-weight-complex="normal"/>
    </style:style>
    <style:style style:name="P104" style:family="paragraph" style:parent-style-name="Standard">
      <style:text-properties fo:font-weight="normal" officeooo:rsid="003989ce" officeooo:paragraph-rsid="003989ce" style:font-weight-asian="normal" style:font-weight-complex="normal"/>
    </style:style>
    <style:style style:name="P105" style:family="paragraph" style:parent-style-name="Standard">
      <style:text-properties fo:font-weight="normal" officeooo:rsid="002186a2" officeooo:paragraph-rsid="002c6fc0" style:font-weight-asian="normal" style:font-weight-complex="normal"/>
    </style:style>
    <style:style style:name="P106" style:family="paragraph" style:parent-style-name="Standard">
      <style:text-properties fo:font-weight="normal" officeooo:rsid="003fe372" officeooo:paragraph-rsid="003fe372" style:font-weight-asian="normal" style:font-weight-complex="normal"/>
    </style:style>
    <style:style style:name="P107" style:family="paragraph" style:parent-style-name="Standard">
      <style:text-properties fo:font-weight="normal" officeooo:rsid="00429fc2" officeooo:paragraph-rsid="00429fc2" style:font-weight-asian="normal" style:font-weight-complex="normal"/>
    </style:style>
    <style:style style:name="P108" style:family="paragraph" style:parent-style-name="Standard" style:list-style-name="L1">
      <style:text-properties fo:font-weight="normal" officeooo:rsid="004af25b" officeooo:paragraph-rsid="004af25b" style:font-weight-asian="normal" style:font-weight-complex="normal"/>
    </style:style>
    <style:style style:name="P109" style:family="paragraph" style:parent-style-name="Standard">
      <style:text-properties fo:font-weight="normal" officeooo:rsid="005b67a4" officeooo:paragraph-rsid="005b67a4" style:font-weight-asian="normal" style:font-weight-complex="normal"/>
    </style:style>
    <style:style style:name="P110"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11"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12"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13"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14"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15"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16"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17" style:family="paragraph" style:parent-style-name="Standard">
      <style:text-properties fo:font-size="10pt" fo:font-weight="bold" officeooo:rsid="005e00e8" officeooo:paragraph-rsid="005e00e8" style:font-size-asian="10pt" style:font-weight-asian="bold" style:font-size-complex="10pt" style:font-weight-complex="bold"/>
    </style:style>
    <style:style style:name="P118"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19"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20"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21"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22"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bf4ce" style:font-weight-asian="normal" style:font-weight-complex="normal"/>
    </style:style>
    <style:style style:name="T12" style:family="text">
      <style:text-properties fo:font-weight="normal" officeooo:rsid="003670d3" style:font-weight-asian="normal" style:font-weight-complex="normal"/>
    </style:style>
    <style:style style:name="T13" style:family="text">
      <style:text-properties fo:font-weight="normal" officeooo:rsid="004315fd" style:font-weight-asian="normal" style:font-weight-complex="normal"/>
    </style:style>
    <style:style style:name="T14" style:family="text">
      <style:text-properties fo:font-weight="normal" officeooo:rsid="004442c1" style:font-weight-asian="normal" style:font-weight-complex="normal"/>
    </style:style>
    <style:style style:name="T15" style:family="text">
      <style:text-properties fo:font-weight="normal" officeooo:rsid="004c7ce9" style:font-weight-asian="normal" style:font-weight-complex="normal"/>
    </style:style>
    <style:style style:name="T16" style:family="text">
      <style:text-properties fo:font-weight="normal" officeooo:rsid="004f8679" style:font-weight-asian="normal" style:font-weight-complex="normal"/>
    </style:style>
    <style:style style:name="T17" style:family="text">
      <style:text-properties fo:font-weight="normal" officeooo:rsid="004f91e4" style:font-weight-asian="normal" style:font-weight-complex="normal"/>
    </style:style>
    <style:style style:name="T18" style:family="text">
      <style:text-properties fo:font-weight="normal" officeooo:rsid="00514fa1" style:font-weight-asian="normal" style:font-weight-complex="normal"/>
    </style:style>
    <style:style style:name="T19" style:family="text">
      <style:text-properties fo:font-weight="normal" officeooo:rsid="005b67a4" style:font-weight-asian="normal" style:font-weight-complex="normal"/>
    </style:style>
    <style:style style:name="T20" style:family="text">
      <style:text-properties fo:font-weight="normal" officeooo:rsid="006239c8" style:font-weight-asian="normal" style:font-weight-complex="normal"/>
    </style:style>
    <style:style style:name="T21" style:family="text">
      <style:text-properties fo:font-weight="normal" officeooo:rsid="005e00e8" style:font-weight-asian="normal" style:font-weight-complex="normal"/>
    </style:style>
    <style:style style:name="T22" style:family="text">
      <style:text-properties fo:font-weight="normal" officeooo:rsid="0066b06f" style:font-weight-asian="normal" style:font-weight-complex="normal"/>
    </style:style>
    <style:style style:name="T23" style:family="text">
      <style:text-properties fo:font-weight="normal" officeooo:rsid="006b41a1" style:font-weight-asian="normal" style:font-weight-complex="normal"/>
    </style:style>
    <style:style style:name="T24" style:family="text">
      <style:text-properties officeooo:rsid="001bea1f"/>
    </style:style>
    <style:style style:name="T25" style:family="text">
      <style:text-properties officeooo:rsid="00220bbf"/>
    </style:style>
    <style:style style:name="T26" style:family="text">
      <style:text-properties fo:font-weight="bold" style:font-weight-asian="bold" style:font-weight-complex="bold"/>
    </style:style>
    <style:style style:name="T27" style:family="text">
      <style:text-properties fo:font-weight="bold" officeooo:rsid="00220bbf" style:font-weight-asian="bold"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24c514"/>
    </style:style>
    <style:style style:name="T30" style:family="text">
      <style:text-properties fo:font-size="8pt" style:font-size-asian="8pt" style:font-size-complex="8pt"/>
    </style:style>
    <style:style style:name="T31" style:family="text">
      <style:text-properties fo:font-size="8pt" officeooo:rsid="0018e1de" style:font-size-asian="8pt" style:font-size-complex="8pt"/>
    </style:style>
    <style:style style:name="T32" style:family="text">
      <style:text-properties officeooo:rsid="0024ff0f"/>
    </style:style>
    <style:style style:name="T33" style:family="text">
      <style:text-properties officeooo:rsid="002a7017"/>
    </style:style>
    <style:style style:name="T34" style:family="text">
      <style:text-properties fo:color="#000000" loext:opacity="100%" style:font-name="Menlo-Regular" fo:font-size="13pt" style:font-size-asian="13pt"/>
    </style:style>
    <style:style style:name="T35" style:family="text">
      <style:text-properties fo:color="#000000" loext:opacity="100%" style:font-name="Menlo-Regular" fo:font-size="12pt" fo:font-weight="normal" style:font-size-asian="12pt" style:font-weight-asian="normal" style:font-size-complex="12pt" style:font-weight-complex="normal"/>
    </style:style>
    <style:style style:name="T36" style:family="text">
      <style:text-properties officeooo:rsid="002ab902"/>
    </style:style>
    <style:style style:name="T37" style:family="text">
      <style:text-properties officeooo:rsid="00288628"/>
    </style:style>
    <style:style style:name="T38" style:family="text">
      <style:text-properties officeooo:rsid="003511fa"/>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454cae" style:font-weight-asian="normal" style:font-weight-complex="normal"/>
    </style:style>
    <style:style style:name="T41" style:family="text">
      <style:text-properties officeooo:rsid="0066b0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Jenkins Master <text:span text:style-name="T1">Course:</text:span></text:p>
      <text:p text:style-name="P1"/>
      <text:p text:style-name="P2">new <text:span text:style-name="T1">pass</text:span>: <text:s/></text:p>
      <text:p text:style-name="P2">ODI3453dfgdmbr</text:p>
      <text:p text:style-name="P2"/>
      <text:p text:style-name="P3">To install:</text:p>
      <text:p text:style-name="P29">Centos 7</text:p>
      <text:p text:style-name="P29">Docker</text:p>
      <text:p text:style-name="P30">Docker compose. <text:a xlink:type="simple" xlink:href="https://www.digitalocean.com/community/tutorials/how-to-install-and-use-docker-compose-on-centos-7" text:style-name="Internet_20_link" text:visited-style-name="Visited_20_Internet_20_Link"><text:span text:style-name="T24">Use this manual</text:span></text:a></text:p>
      <text:p text:style-name="P30"/>
      <text:p text:style-name="P4">Docker commands:</text:p>
      <text:p text:style-name="P31">docker images</text:p>
      <text:p text:style-name="P31">docker info | grep -i root <text:s/>→ to know where docker is saving the files</text:p>
      <text:p text:style-name="P31"><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32">docker_compose.yml</text:p>
      <text:p text:style-name="P43">version: '3'</text:p>
      <text:p text:style-name="P43">services:</text:p>
      <text:p text:style-name="P43"><text:s text:c="2"/>jenkins</text:p>
      <text:p text:style-name="P43"><text:s text:c="4"/>container_name: jenkins</text:p>
      <text:p text:style-name="P43"><text:s text:c="4"/>image: jenkins/jenkins</text:p>
      <text:p text:style-name="P43"><text:s text:c="4"/>ports:</text:p>
      <text:p text:style-name="P43"><text:s text:c="6"/>- "<text:span text:style-name="T29">9</text:span>080:8080"</text:p>
      <text:p text:style-name="P43"><text:s text:c="4"/>volumes:</text:p>
      <text:p text:style-name="P43"><text:s text:c="6"/>- "$PWD/jenkins_home:/var/jenkins_home"</text:p>
      <text:p text:style-name="P43"><text:s text:c="4"/>networks: </text:p>
      <text:p text:style-name="P43"><text:s text:c="6"/>- net</text:p>
      <text:p text:style-name="P43">networks:</text:p>
      <text:p text:style-name="P43"><text:s text:c="2"/>net:</text:p>
      <text:p text:style-name="P7"/>
      <text:p text:style-name="P5">Volumes:<text:span text:style-name="T2"> <text:s/>Into docker_compose.yml </text:span><text:span text:style-name="T3">to indicate where to permanent store our data we do:</text:span></text:p>
      <text:p text:style-name="P33"><text:s text:c="4"/>volumes:</text:p>
      <text:p text:style-name="P33"><text:s text:c="6"/>- "$PWD/jenkins_home:/var/jenkins_home"</text:p>
      <text:p text:style-name="P34"><text:s text:c="90"/></text:p>
      <text:p text:style-name="P33">$PWD/jenkins_home → <text:s/>is the local directory in our computer.</text:p>
      <text:p text:style-name="P8"/>
      <text:p text:style-name="P33">/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4"><text:soft-page-break/>SOLVED PROBLEMS:</text:p>
      <text:p text:style-name="P35"><text:span text:style-name="T27">Problem:</text:span><text:span text:style-name="T25"> </text:span>The user jenkins can not run docker commands, take a look into it. </text:p>
      <text:p text:style-name="P37"><text:span text:style-name="T26">Solution</text:span>: The user was not in the docker group.</text:p>
      <text:p text:style-name="P37">Check the groups: cat /etc/groups</text:p>
      <text:p text:style-name="P37">Go to the user and run: <text:s/>groups <text:s/>→ it will display the group in which the user is.</text:p>
      <text:p text:style-name="P37">Add the user into the group:</text:p>
      <text:p text:style-name="P37"><text:tab/>sudo usermod -a -G docker jenkins</text:p>
      <text:p text:style-name="P37">We add the user jenkins into the already created docker group.</text:p>
      <text:p text:style-name="P37">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28">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48">Problem: <text:span text:style-name="T7">Time</text:span><text:span text:style-name="T33"> </text:span><text:span text:style-name="T7">out when creating the container.</text:span><text:span text:style-name="T2"/></text:p>
      <text:p text:style-name="P48"/>
      <text:p text:style-name="P48"><text:span text:style-name="T4">After running docker-compose up -d is creating the container but timing out the http.</text:span><text:span text:style-name="T2"/></text:p>
      <text:p text:style-name="P38"/>
      <text:p text:style-name="P38">I’ve changed the port 8080 to 9080, <text:span text:style-name="T31"><text:s/>"</text:span><text:span text:style-name="T30">9</text:span><text:span text:style-name="T31">080:8080" </text:span><text:span text:style-name="T32">but didn’t worked.</text:span></text:p>
      <text:p text:style-name="P39">This timeout problem is using a lot of cpu making the server to go really slow.</text:p>
      <text:p text:style-name="P12"/>
      <text:p text:style-name="P12">Solution <text:span text:style-name="T33">1</text:span>:<text:span text:style-name="T2"> </text:span><text:span text:style-name="T5">I’m connecting to the server from the library and is blocking all ports except 80 and 443.</text:span></text:p>
      <text:p text:style-name="P39">Once I tried from home it worked like a charm.</text:p>
      <text:p text:style-name="P38"/>
      <text:p text:style-name="P40"><text:span text:style-name="T26">Solution 2:</text:span> For some reason sometimes is not creating the container even using a different network.</text:p>
      <text:p text:style-name="P40">Try: <text:s/>docker-compose down</text:p>
      <text:p text:style-name="P38"/>
      <text:p text:style-name="P40">This will remove the network: <text:s/>Removing network jenkins-data_net</text:p>
      <text:p text:style-name="P16"/>
      <text:p text:style-name="P17">------------------------------------</text:p>
      <text:p text:style-name="P14"/>
      <text:p text:style-name="P49">Problem:<text:span text:style-name="T2"> </text:span><text:span text:style-name="T6">Not connecting to the jenkins gui with server’s public IP and port 9080. Probably have to open port 9080 in fw.</text:span><text:span text:style-name="T2"/></text:p>
      <text:p text:style-name="P49"/>
      <text:p text:style-name="P50"><text:span text:style-name="T37">S</text:span>olution:<text:span text:style-name="T2"> Changed to 8080:8080 in the docker compose yaml.</text:span><text:span text:style-name="T2"/></text:p>
      <text:p text:style-name="P50"/>
      <text:p text:style-name="P98">------------------------------------</text:p>
      <text:p text:style-name="P18">commands used:</text:p>
      <text:p text:style-name="P41">docker-compose up -d <text:s text:c="5"/>→ <text:s/>to spin up the jenkins container <text:span text:style-name="T36">in detached mode</text:span></text:p>
      <text:p text:style-name="P41">docker container ls -a <text:s/>→ to see all containers</text:p>
      <text:p text:style-name="P41">docker-compose down <text:s/>→ Stop and remove containers, networks, images, <text:span text:style-name="T38">but will keep the volumes.</text:span></text:p>
      <text:p text:style-name="P51"><text:span text:style-name="T2">docker-compose stop <text:s/>→ will stop the container.</text:span><text:span text:style-name="T2"/></text:p>
      <text:p text:style-name="P52"><text:span text:style-name="T2">docker-compose start <text:s text:c="2"/>→ will start the container stopped previously.</text:span><text:span text:style-name="T2"/></text:p>
      <text:p text:style-name="P52"/>
      <text:p text:style-name="P53"><text:span text:style-name="T2">Check the volume: As we stated in docker-compose.yml we will save the data into our local machine, this is the path: <text:s/>$PWD/jenkins_home</text:span><text:span text:style-name="T2"/></text:p>
      <text:p text:style-name="P53"><text:soft-page-break/></text:p>
      <text:p text:style-name="P53"><text:span text:style-name="T2">So if you go there you will see a bunch of data from the jenkins container. </text:span><text:span text:style-name="T8">You can remove the container itself that the data won’t be lost.</text:span><text:span text:style-name="T2"/></text:p>
      <text:p text:style-name="P53"/>
      <text:p text:style-name="P54"><text:span text:style-name="T2">If you spin up another container by using docker-compose.yaml up -d you will find that the configuration done before is already there, the user and password, the plugins installed, etc.</text:span><text:span text:style-name="T2"/></text:p>
      <text:p text:style-name="P54"/>
      <text:p text:style-name="P66">Get into the container: <text:s text:c="2"/><text:span text:style-name="T12">docker exec -ti jenkins bash <text:s/>→ <text:s/>Get inside the container</text:span><text:span text:style-name="T2"/></text:p>
      <text:p text:style-name="P99">------------------------------------</text:p>
      <text:p text:style-name="P15"/>
      <text:p text:style-name="P42">Once you have the jenkins container running you can access to the gui by using the public IP and the port 8080.</text:p>
      <text:p text:style-name="P42"/>
      <text:p text:style-name="P42">If all is fine you will see the Jenkins website. You can find the password getting into the cli and running: <text:s text:c="3"/>docker logs jenkins </text:p>
      <text:p text:style-name="P42"/>
      <text:p text:style-name="P42">There you will see password, which is a long line of letters and numbers.</text:p>
      <text:p text:style-name="P55"/>
      <text:p text:style-name="P102">In the GUI, click on Install suggested plugins, wait till ends the installation.</text:p>
      <text:p text:style-name="P102">Then create the user, and pass,I used:</text:p>
      <text:p text:style-name="P102">username: admin</text:p>
      <text:p text:style-name="P102">pass: 1234</text:p>
      <text:p text:style-name="P102">pass: 1234</text:p>
      <text:p text:style-name="P102">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103">When you create a jenkins job and you want to run some code go to: </text:p>
      <text:p text:style-name="P103">Build environment – Build Steps – Add build step – Execute shell – and you paste there your code.</text:p>
      <text:p text:style-name="P20"/>
      <text:p text:style-name="P103">Have in mind that this code will be ran inside the container (jenkins in this example), not in the local server where docker is installed.</text:p>
      <text:p text:style-name="P20"/>
      <text:p text:style-name="P100">------------------------------------------------------------------------</text:p>
      <text:p text:style-name="P27">My First Project.</text:p>
      <text:p text:style-name="P21"/>
      <text:p text:style-name="P21">Build the project:<text:span text:style-name="T2"> Create the project, and execute the following code:</text:span></text:p>
      <text:p text:style-name="P104"><text:tab/>echo Hello world</text:p>
      <text:p text:style-name="P22"><text:span text:style-name="T2">Save and Build Now, </text:span><text:span text:style-name="T9">check this output:</text:span></text:p>
      <text:p text:style-name="P22"/>
      <text:p text:style-name="P110">Started by user Jenkins Admin</text:p>
      <text:p text:style-name="P110">Running as SYSTEM</text:p>
      <text:p text:style-name="P110">Building in workspace /var/jenkins_home/workspace/my-first-job</text:p>
      <text:p text:style-name="P110">[my-first-job] $ /bin/sh -xe /tmp/jenkins12107664152407185954.sh</text:p>
      <text:p text:style-name="P110">+ echo Hello world</text:p>
      <text:p text:style-name="P110">Hello world</text:p>
      <text:p text:style-name="P110">Finished: SUCCESS</text:p>
      <text:p text:style-name="P22"/>
      <text:p text:style-name="P22"/>
      <text:p text:style-name="P22"/>
      <text:p text:style-name="P23">Add more code:<text:span text:style-name="T2"> Add this </text:span><text:span text:style-name="T10">and build it</text:span><text:span text:style-name="T2">:</text:span></text:p>
      <text:p text:style-name="P36">echo "Hello World";</text:p>
      <text:p text:style-name="P36">echo "Current date is $(date)";</text:p>
      <text:p text:style-name="P45"/>
      <text:p text:style-name="P45"><text:soft-page-break/><text:span text:style-name="T2">Started by user Jenkins Admin</text:span></text:p>
      <text:p text:style-name="P46">Running as SYSTEM</text:p>
      <text:p text:style-name="P46">Building in workspace /var/jenkins_home/workspace/my-first-job</text:p>
      <text:p text:style-name="P46">[my-first-job] $ /bin/sh -xe /tmp/jenkins1411235568664716748.sh</text:p>
      <text:p text:style-name="P46">+ echo Hello World</text:p>
      <text:p text:style-name="P46">Hello World</text:p>
      <text:p text:style-name="P46">+ date</text:p>
      <text:p text:style-name="P46">+ echo Current date is Mon Mar 27 14:25:34 UTC 2023</text:p>
      <text:p text:style-name="P46">Current date is Mon Mar 27 14:25:34 UTC 2023</text:p>
      <text:p text:style-name="P46">Finished: SUCCESS</text:p>
      <text:p text:style-name="P15"/>
      <text:p text:style-name="P24">Create variables:</text:p>
      <text:p text:style-name="P36">NAME=Joaquim</text:p>
      <text:p text:style-name="P36">echo "Hello $NAME. Current date and time is $(date)"</text:p>
      <text:p text:style-name="P15"/>
      <text:p text:style-name="P46">Started by user Jenkins Admin</text:p>
      <text:p text:style-name="P46">Running as SYSTEM</text:p>
      <text:p text:style-name="P46">Building in workspace /var/jenkins_home/workspace/my-first-job</text:p>
      <text:p text:style-name="P46">[my-first-job] $ /bin/sh -xe /tmp/jenkins3000683291216543845.sh</text:p>
      <text:p text:style-name="P46">+ NAME=Joaquim</text:p>
      <text:p text:style-name="P46">+ date</text:p>
      <text:p text:style-name="P46">+ echo Hello Joaquim. Current date and time is Mon Mar 27 14:55:51 UTC 2023</text:p>
      <text:p text:style-name="P46">Hello Joaquim. Current date and time is Mon Mar 27 14:55:51 UTC 2023</text:p>
      <text:p text:style-name="P46">Finished: SUCCESS</text:p>
      <text:p text:style-name="P15"/>
      <text:p text:style-name="P25">Redirect the output:</text:p>
      <text:p text:style-name="P36">NAME=Joaquim</text:p>
      <text:p text:style-name="P36">echo "Hello $NAME. Current date and time is $(date)" &gt; /tmp/info</text:p>
      <text:p text:style-name="P36"/>
      <text:p text:style-name="P46">jenkins@13f5c48dcb6a:/$ cat /tmp/info </text:p>
      <text:p text:style-name="P46">Hello Joaquim. Current date and time is Mon Mar 27 15:00:14 UTC 2023</text:p>
      <text:p text:style-name="P26"/>
      <text:p text:style-name="P106">Remember that this /tmp/info file is created within the container, not in the host machine.</text:p>
      <text:p text:style-name="P26"/>
      <text:p text:style-name="P62">----------------------------------------------------------------------------------------------------------------<text:span text:style-name="T2"/></text:p>
      <text:p text:style-name="P69">New Exercise:<text:span text:style-name="T2"/></text:p>
      <text:p text:style-name="P107"/>
      <text:list xml:id="list3077213997" text:style-name="L1">
        <text:list-item>
          <text:p text:style-name="P108">Create a bash script in your local machine. The script will print hello and the 2 first parameters passed in when running the script.</text:p>
          <text:p text:style-name="P108"/>
        </text:list-item>
        <text:list-item>
          <text:p text:style-name="P108">We will copy the script into the jenkins container.</text:p>
          <text:p text:style-name="P108"/>
        </text:list-item>
        <text:list-item>
          <text:p text:style-name="P108">We will add the script into the jenkins job and will run it.</text:p>
        </text:list-item>
      </text:list>
      <text:p text:style-name="P107"/>
      <text:p text:style-name="P67">Create a bash script:<text:span text:style-name="T2"/></text:p>
      <text:p text:style-name="P67"><text:span text:style-name="T2">Create it outside the container, in /home/jenkins/jenkins-data</text:span><text:span text:style-name="T2"/></text:p>
      <text:p text:style-name="P67"><text:span text:style-name="T2"/></text:p>
      <text:p text:style-name="P67"><text:span text:style-name="T2">vi script.</text:span><text:span text:style-name="T13">sh</text:span><text:span text:style-name="T2"/></text:p>
      <text:p text:style-name="P67"><text:span text:style-name="T2">chmod u+x script</text:span><text:span text:style-name="T2"/></text:p>
      <text:p text:style-name="P67"><text:span text:style-name="T2">Run it by: <text:s/>./script </text:span><text:span text:style-name="T14">John Smith</text:span><text:span text:style-name="T2"/></text:p>
      <text:p text:style-name="P67"><text:span text:style-name="T2"/></text:p>
      <text:p text:style-name="P116"><text:span text:style-name="T2">#!/bin/bash</text:span></text:p>
      <text:p text:style-name="P116"/>
      <text:p text:style-name="P116"><text:span text:style-name="T2">NAME=$1</text:span></text:p>
      <text:p text:style-name="P116"><text:span text:style-name="T2">LASTNAME=$2</text:span></text:p>
      <text:p text:style-name="P116"/>
      <text:p text:style-name="P116"><text:span text:style-name="T2">echo "Hello, $NAME $LASTNAME"</text:span></text:p>
      <text:p text:style-name="P116"><text:soft-page-break/><text:span text:style-name="T2"/></text:p>
      <text:p text:style-name="P121"><text:span text:style-name="T2">How this works:</text:span><text:span text:style-name="T39"> We declare the first and second input and call its content with the echo.</text:span></text:p>
      <text:p text:style-name="P121"><text:span text:style-name="T39"/></text:p>
      <text:p text:style-name="P121"><text:span text:style-name="T39">And when you run the script will pass in the first and second </text:span><text:span text:style-name="T40">parameters</text:span><text:span text:style-name="T39"> that you are typing.</text:span></text:p>
      <text:p text:style-name="P121"><text:span text:style-name="T39">i.e. <text:s/>./script.sh John Smith</text:span></text:p>
      <text:p text:style-name="P121"><text:span text:style-name="T39"/></text:p>
      <text:p text:style-name="P122"><text:span text:style-name="T2">Output:</text:span><text:span text:style-name="T39"> Hello, John Smith</text:span></text:p>
      <text:p text:style-name="P67"><text:span text:style-name="T2"/></text:p>
      <text:p text:style-name="P68">Copy it into the container:</text:p>
      <text:p text:style-name="P107">[jenkins@8042828c5c1c jenkins-data]$ <text:s/>docker cp script.sh jenkins:/tmp/script.sh</text:p>
      <text:p text:style-name="P112">Preparing to copy...</text:p>
      <text:p text:style-name="P112">Copying to container - 0B</text:p>
      <text:p text:style-name="P112">Copying to container - 0B</text:p>
      <text:p text:style-name="P112">Copying to container - 512B</text:p>
      <text:p text:style-name="P112">Copying to container - 576B</text:p>
      <text:p text:style-name="P112">Copying to container - 1.024kB</text:p>
      <text:p text:style-name="P112">Copying to container - 1.536kB</text:p>
      <text:p text:style-name="P112">Copying to container - 2.048kB</text:p>
      <text:p text:style-name="P112">Successfully copied 2.048kB to jenkins:/tmp/script.sh</text:p>
      <text:p text:style-name="P67"><text:span text:style-name="T2"/></text:p>
      <text:p text:style-name="P70">Run the script from the jenkins shell:</text:p>
      <text:p text:style-name="P70"><text:span text:style-name="T2">Go to my_first_job config, to the jenkins shell for that job, remove old commands and parameters and add:</text:span><text:span text:style-name="T2"/></text:p>
      <text:p text:style-name="P70"><text:span text:style-name="T2">/tmp/script.sh </text:span><text:span text:style-name="T15">John Smith</text:span><text:span text:style-name="T2"/></text:p>
      <text:p text:style-name="P67"><text:span text:style-name="T2"/></text:p>
      <text:p text:style-name="P116"><text:span text:style-name="T2">Started by user Jenkins Admin</text:span></text:p>
      <text:p text:style-name="P116"><text:span text:style-name="T2">Running as SYSTEM</text:span></text:p>
      <text:p text:style-name="P116"><text:span text:style-name="T2">Building in workspace /var/jenkins_home/workspace/my-first-job</text:span></text:p>
      <text:p text:style-name="P116"><text:span text:style-name="T2">[my-first-job] $ /bin/sh -xe /tmp/jenkins4715367382042709326.sh</text:span></text:p>
      <text:p text:style-name="P116"><text:span text:style-name="T2">+ /tmp/script.sh John Smith</text:span></text:p>
      <text:p text:style-name="P116">Hello, John Smith</text:p>
      <text:p text:style-name="P116"><text:span text:style-name="T2">Finished: SUCCESS</text:span></text:p>
      <text:p text:style-name="P67"><text:span text:style-name="T2"/></text:p>
      <text:p text:style-name="P71">Variation:</text:p>
      <text:p text:style-name="P71"><text:span text:style-name="T2">In the jenkins shell you can specify the variables like this:</text:span><text:span text:style-name="T2"/></text:p>
      <text:p text:style-name="P71"><text:span text:style-name="T2">NAME=John</text:span><text:span text:style-name="T2"/></text:p>
      <text:p text:style-name="P71"><text:span text:style-name="T2">LASTNAME=Smith</text:span><text:span text:style-name="T2"/></text:p>
      <text:p text:style-name="P71"><text:span text:style-name="T2">/tmp/script.sh $NAME $LASTNAME</text:span><text:span text:style-name="T2"/></text:p>
      <text:p text:style-name="P67"><text:span text:style-name="T2"/></text:p>
      <text:p text:style-name="P116"><text:span text:style-name="T2">Started by user Jenkins Admin</text:span></text:p>
      <text:p text:style-name="P116"><text:span text:style-name="T2">Running as SYSTEM</text:span></text:p>
      <text:p text:style-name="P116"><text:span text:style-name="T2">Building in workspace /var/jenkins_home/workspace/my-first-job</text:span></text:p>
      <text:p text:style-name="P116"><text:span text:style-name="T2">[my-first-job] $ /bin/sh -xe /tmp/jenkins11465609792040275448.sh</text:span></text:p>
      <text:p text:style-name="P116"><text:span text:style-name="T2">+ NAME=John</text:span></text:p>
      <text:p text:style-name="P116"><text:span text:style-name="T2">+ LASTNAME=Smith</text:span></text:p>
      <text:p text:style-name="P116"><text:span text:style-name="T2">+ /tmp/script.sh John Smith</text:span></text:p>
      <text:p text:style-name="P116">Hello, John Smith</text:p>
      <text:p text:style-name="P116"><text:span text:style-name="T2">Finished: SUCCESS</text:span></text:p>
      <text:p text:style-name="P67"><text:span text:style-name="T2"/></text:p>
      <text:p text:style-name="P63"><text:span text:style-name="T2">----------------------------------------------------------------------------------------------------------------</text:span><text:span text:style-name="T2"/></text:p>
      <text:p text:style-name="P67"><text:span text:style-name="T2"/></text:p>
      <text:p text:style-name="P72">Use parameters in Jenkins:</text:p>
      <text:p text:style-name="P72"><text:span text:style-name="T2">In the past exercise we were passing in parameters hard coded. </text:span><text:span text:style-name="T16">So we have to add the parameters, like NAME=John by hand into the jenkins bash.</text:span><text:span text:style-name="T2"/></text:p>
      <text:p text:style-name="P72"><text:span text:style-name="T16"/></text:p>
      <text:p text:style-name="P73"><text:span text:style-name="T2">Now we will set the name d</text:span><text:span text:style-name="T17">y</text:span><text:span text:style-name="T2">namic</text:span><text:span text:style-name="T17">a</text:span><text:span text:style-name="T2">l</text:span><text:span text:style-name="T17">l</text:span><text:span text:style-name="T2">y.</text:span><text:span text:style-name="T2"/></text:p>
      <text:p text:style-name="P73"><text:span text:style-name="T2"/></text:p>
      <text:p text:style-name="P74"><text:soft-page-break/>To do so:</text:p>
      <text:p text:style-name="P109">First modify the jenkins bash scrip, change LAST_NAME for SECOND_NAME</text:p>
      <text:p text:style-name="P74"><text:span text:style-name="T2"/></text:p>
      <text:p text:style-name="P74"><text:span text:style-name="T2">Go to configure your job, in General, tick “This project is parameterized” –</text:span><text:span text:style-name="T18"> Add parameter – String Parameters</text:span><text:span text:style-name="T2"/></text:p>
      <text:p text:style-name="P74"><text:span text:style-name="T18"/></text:p>
      <text:p text:style-name="P75"><text:span text:style-name="T18">I</text:span><text:span text:style-name="T2">n the Name field add: FIRST_NAME</text:span><text:span text:style-name="T2"/></text:p>
      <text:p text:style-name="P75"><text:span text:style-name="T2">In the Default Value field add: John.</text:span><text:span text:style-name="T2"/></text:p>
      <text:p text:style-name="P75"><text:span text:style-name="T2"/></text:p>
      <text:p text:style-name="P75"><text:span text:style-name="T2">Add another string parameter and add </text:span><text:span text:style-name="T19">SECOND</text:span><text:span text:style-name="T2">_NAME Smith.</text:span><text:span text:style-name="T2"/></text:p>
      <text:p text:style-name="P75"><text:span text:style-name="T2"/></text:p>
      <text:p text:style-name="P76"><text:span text:style-name="T2">We can leave the value field empty</text:span><text:span text:style-name="T2"/></text:p>
      <text:p text:style-name="P76"><text:span text:style-name="T2"/></text:p>
      <text:p text:style-name="P77"><text:span text:style-name="T2">Save and proceed to build the job.</text:span><text:span text:style-name="T2"/></text:p>
      <text:p text:style-name="P77"><text:span text:style-name="T2"/></text:p>
      <text:p text:style-name="P77"><text:span text:style-name="T2">You will see that Build has changed to Build with Parameters.</text:span><text:span text:style-name="T2"/></text:p>
      <text:p text:style-name="P78"><text:span text:style-name="T2">Before executing the job, jenkins will ask for the value of the parameters, we added them before (John Smith), but if we left it in blank we can specify them now.</text:span><text:span text:style-name="T2"/></text:p>
      <text:p text:style-name="P78"><text:span text:style-name="T2"/></text:p>
      <text:p text:style-name="P79"><text:span text:style-name="T2">Every time you execute the job with parameters will ask you if you want to add the values or leave the ones you had before.</text:span><text:span text:style-name="T2"/></text:p>
      <text:p text:style-name="P79"><text:span text:style-name="T2"/></text:p>
      <text:p text:style-name="P80">What can you do with this:</text:p>
      <text:list text:style-name="L2">
        <text:list-item>
          <text:p text:style-name="P82"><text:span text:style-name="T2">You can run the script in the jenkins bash without having to modify it.</text:span><text:span text:style-name="T2"/></text:p>
        </text:list-item>
        <text:list-item>
          <text:p text:style-name="P82"><text:span text:style-name="T2">You could define an environment like Production, QA, Staging, etc.</text:span><text:span text:style-name="T2"/></text:p>
        </text:list-item>
      </text:list>
      <text:p text:style-name="P81"><text:span text:style-name="T2"/></text:p>
      <text:p text:style-name="P83"><text:span text:style-name="T2">A parameter is an interactive variable.</text:span><text:span text:style-name="T2"/></text:p>
      <text:p text:style-name="P67"><text:span text:style-name="T2"/></text:p>
      <text:p text:style-name="P64"><text:span text:style-name="T2">----------------------------------------------------------------------------------------------------------------</text:span><text:span text:style-name="T2"/></text:p>
      <text:p text:style-name="P84">Create a list parameter in our Jenkins job:</text:p>
      <text:p text:style-name="P84"><text:span text:style-name="T2"/></text:p>
      <text:p text:style-name="P85"><text:span text:style-name="T2">Let’s add a choice parameter.</text:span></text:p>
      <text:p text:style-name="P85"><text:span text:style-name="T2">Add Parameter – Choice Parameter.</text:span></text:p>
      <text:p text:style-name="P85"><text:span text:style-name="T2"/></text:p>
      <text:p text:style-name="P86"><text:span text:style-name="T2">Name it LASTNAME</text:span></text:p>
      <text:p text:style-name="P86"><text:span text:style-name="T2">And add a list of names in Choices:</text:span></text:p>
      <text:p text:style-name="P86"><text:span text:style-name="T2">Smith</text:span></text:p>
      <text:p text:style-name="P86"><text:span text:style-name="T2">Jackson</text:span></text:p>
      <text:p text:style-name="P86"><text:span text:style-name="T2">Adams</text:span></text:p>
      <text:p text:style-name="P86"><text:span text:style-name="T2"/></text:p>
      <text:p text:style-name="P87"><text:span text:style-name="T2">Save and Build with Parameters. You will see that will ask you to chose between the 3 surnames provided for the LASTNAME variable.</text:span></text:p>
      <text:p text:style-name="P87"><text:span text:style-name="T2"/></text:p>
      <text:p text:style-name="P65"><text:span text:style-name="T2">----------------------------------------------------------------------------------------------------------------</text:span><text:span text:style-name="T2"/></text:p>
      <text:p text:style-name="P88">Add basic logic and boolean parameters:</text:p>
      <text:p text:style-name="P88"><text:span text:style-name="T2"/></text:p>
      <text:p text:style-name="P90"><text:span text:style-name="T2">Go to the scrip in our local server and add the following: SHOW=$3 </text:span><text:span text:style-name="T20">and the if else statement shown below:</text:span></text:p>
      <text:p text:style-name="P90"><text:span text:style-name="T20"/></text:p>
      <text:p text:style-name="P113">#!/bin/bash</text:p>
      <text:p text:style-name="P113"/>
      <text:p text:style-name="P113">NAME=$1</text:p>
      <text:p text:style-name="P113">LASTNAME=$2</text:p>
      <text:p text:style-name="P118"><text:soft-page-break/>SHOW=$3</text:p>
      <text:p text:style-name="P113"/>
      <text:p text:style-name="P113">if [ "$SHOW" = "true" ]; then</text:p>
      <text:p text:style-name="P113"><text:s text:c="2"/>echo "Hello, $NAME $LASTNAME"</text:p>
      <text:p text:style-name="P113">else</text:p>
      <text:p text:style-name="P113"><text:s text:c="2"/>echo "If you want to see the name, then please mark the SHOW option"</text:p>
      <text:p text:style-name="P113">fi</text:p>
      <text:p text:style-name="P88"><text:span text:style-name="T2"/></text:p>
      <text:p text:style-name="P92">Output: <text:span text:style-name="T21">./</text:span><text:span text:style-name="T2">script.sh John Smith true</text:span></text:p>
      <text:p text:style-name="P88"><text:span text:style-name="T2"><text:tab/></text:span><text:span text:style-name="T35">Hello, John Smith</text:span></text:p>
      <text:p text:style-name="P92"><text:span text:style-name="T2"/></text:p>
      <text:p text:style-name="P92">Output<text:span text:style-name="T2">: </text:span><text:span text:style-name="T21">./</text:span><text:span text:style-name="T2">script.sh John Smith POLLA</text:span></text:p>
      <text:p text:style-name="P92"><text:span text:style-name="T2"><text:tab/></text:span><text:span text:style-name="T35">If you want to see the name, then please mark the SHOW option</text:span></text:p>
      <text:p text:style-name="P88"><text:span text:style-name="T2"/></text:p>
      <text:p text:style-name="P91"><text:span text:style-name="T2"/></text:p>
      <text:p text:style-name="P93"><text:span text:style-name="T41">C</text:span>reate new parameter <text:span text:style-name="T41">in jenkins</text:span>:</text:p>
      <text:p text:style-name="P91"><text:span text:style-name="T2">Now go to the add a new parameter in jenkins, chose Boolean Paramenter.</text:span></text:p>
      <text:p text:style-name="P91"><text:span text:style-name="T2"/></text:p>
      <text:p text:style-name="P91"><text:span text:style-name="T2">Name it SHOW and tick it, which means that is going to be True. If we don’t tick it will be False.</text:span></text:p>
      <text:p text:style-name="P89"><text:span text:style-name="T2"/></text:p>
      <text:p text:style-name="P93">Copy the script from your local machine to the container:</text:p>
      <text:p text:style-name="P88"><text:span text:style-name="T2">docker cp script.sh jenkins:/tmp/script.sh</text:span></text:p>
      <text:p text:style-name="P117"><text:span text:style-name="T2">Preparing to copy...</text:span></text:p>
      <text:p text:style-name="P117"><text:span text:style-name="T2">Copying to container - 0B</text:span></text:p>
      <text:p text:style-name="P117"><text:span text:style-name="T2">Copying to container - 0B</text:span></text:p>
      <text:p text:style-name="P117"><text:span text:style-name="T2">Copying to container - 512B</text:span></text:p>
      <text:p text:style-name="P117"><text:span text:style-name="T2">Copying to container - 696B</text:span></text:p>
      <text:p text:style-name="P117"><text:span text:style-name="T2">Copying to container - 1.024kB</text:span></text:p>
      <text:p text:style-name="P117"><text:span text:style-name="T2">Copying to container - 1.536kB</text:span></text:p>
      <text:p text:style-name="P117"><text:span text:style-name="T2">Copying to container - 2.048kB</text:span></text:p>
      <text:p text:style-name="P117"><text:span text:style-name="T2">Successfully copied 2.048kB to jenkins:/tmp/script.sh</text:span></text:p>
      <text:p text:style-name="P88"><text:span text:style-name="T2"/></text:p>
      <text:p text:style-name="P94">Modify the old jenkins bash code:</text:p>
      <text:p text:style-name="P88"><text:span text:style-name="T2">/tmp/script.sh </text:span><text:span text:style-name="T22">$FIRST_NAME $LASTNAME $SHOW</text:span></text:p>
      <text:p text:style-name="P88"><text:span text:style-name="T2"/></text:p>
      <text:p text:style-name="P95"><text:span text:style-name="T2">Save and Build with parameters.</text:span></text:p>
      <text:p text:style-name="P95"><text:span text:style-name="T2"/></text:p>
      <text:p text:style-name="P95"><text:span text:style-name="T2">We can choose the first name, select the last name from a list and if we tick </text:span><text:span text:style-name="T23">(which means True)</text:span><text:span text:style-name="T2"> the SHOW option we will have this answer:</text:span></text:p>
      <text:p text:style-name="P95"><text:span text:style-name="T2"/></text:p>
      <text:p text:style-name="P114">Started by user Jenkins Admin</text:p>
      <text:p text:style-name="P114">Running as SYSTEM</text:p>
      <text:p text:style-name="P114">Building in workspace /var/jenkins_home/workspace/my-first-job</text:p>
      <text:p text:style-name="P114">[my-first-job] $ /bin/sh -xe /tmp/jenkins5032412554755327555.sh</text:p>
      <text:p text:style-name="P114">+ /tmp/script.sh Johny Jackson true</text:p>
      <text:p text:style-name="P119">Hello, Johny Jackson</text:p>
      <text:p text:style-name="P114">Finished: SUCCESS</text:p>
      <text:p text:style-name="P95"><text:span text:style-name="T2"/></text:p>
      <text:p text:style-name="P96"><text:span text:style-name="T2">If we don’t tick (which means false) the SHOW option we will have:</text:span></text:p>
      <text:p text:style-name="P96"><text:span text:style-name="T2"/></text:p>
      <text:p text:style-name="P120"><text:span text:style-name="T2">Started by user Jenkins Admin</text:span></text:p>
      <text:p text:style-name="P120"><text:span text:style-name="T2">Running as SYSTEM</text:span></text:p>
      <text:p text:style-name="P120"><text:span text:style-name="T2">Building in workspace /var/jenkins_home/workspace/my-first-job</text:span></text:p>
      <text:p text:style-name="P120"><text:span text:style-name="T2">[my-first-job] $ /bin/sh -xe /tmp/jenkins8667761381396518989.sh</text:span></text:p>
      <text:p text:style-name="P120"><text:span text:style-name="T2">+ /tmp/script.sh Johny Smith false</text:span></text:p>
      <text:p text:style-name="P120">If you want to see the name, then please mark the SHOW option</text:p>
      <text:p text:style-name="P120"><text:span text:style-name="T2">Finished: SUCCESS</text:span></text:p>
      <text:p text:style-name="P88"><text:soft-page-break/><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3-29T17:27:29.415440316</dc:date>
    <dc:creator>sdfgsdfg sdfgsdfgsd</dc:creator>
    <meta:editing-duration>PT11H1M36S</meta:editing-duration>
    <meta:editing-cycles>104</meta:editing-cycles>
    <meta:generator>LibreOffice/7.5.1.2$MacOSX_X86_64 LibreOffice_project/fcbaee479e84c6cd81291587d2ee68cba099e129</meta:generator>
    <meta:document-statistic meta:table-count="0" meta:image-count="0" meta:object-count="0" meta:page-count="8" meta:paragraph-count="262" meta:word-count="1740" meta:character-count="11566" meta:non-whitespace-character-count="9894"/>
  </office:meta>
</office:document-meta>
</file>